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ula1" style:family="table">
      <style:table-properties style:width="14.526cm" fo:margin-left="1.224cm" table:align="left"/>
    </style:style>
    <style:style style:name="Taula1.A" style:family="table-column">
      <style:table-column-properties style:column-width="3.071cm"/>
    </style:style>
    <style:style style:name="Taula1.B" style:family="table-column">
      <style:table-column-properties style:column-width="3.277cm"/>
    </style:style>
    <style:style style:name="Taula1.C" style:family="table-column">
      <style:table-column-properties style:column-width="8.177cm"/>
    </style:style>
    <style:style style:name="Tau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0c0c0" fo:padding="0.097cm" fo:border="0.05pt solid #000000">
        <style:background-image/>
      </style:table-cell-properties>
    </style:style>
    <style:style style:name="Taula1.2" style:family="table-row">
      <style:table-row-properties style:min-row-height="0.448cm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2" style:family="table-cell">
      <style:table-cell-properties fo:padding="0.097cm" fo:border-left="0.05pt solid #000000" fo:border-right="none" fo:border-top="none" fo:border-bottom="0.05pt solid #000000"/>
    </style:style>
    <style:style style:name="Taula1.B12" style:family="table-cell">
      <style:table-cell-properties fo:padding="0.097cm" fo:border-left="0.05pt solid #000000" fo:border-right="none" fo:border-top="none" fo:border-bottom="0.05pt solid #000000"/>
    </style:style>
    <style:style style:name="Tau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3" style:family="table-cell">
      <style:table-cell-properties fo:padding="0.097cm" fo:border-left="0.05pt solid #000000" fo:border-right="none" fo:border-top="none" fo:border-bottom="0.05pt solid #000000"/>
    </style:style>
    <style:style style:name="Taula1.B13" style:family="table-cell">
      <style:table-cell-properties fo:padding="0.097cm" fo:border-left="0.05pt solid #000000" fo:border-right="none" fo:border-top="none" fo:border-bottom="0.05pt solid #000000"/>
    </style:style>
    <style:style style:name="Tau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4" style:family="table-cell">
      <style:table-cell-properties fo:padding="0.097cm" fo:border-left="0.05pt solid #000000" fo:border-right="none" fo:border-top="none" fo:border-bottom="0.05pt solid #000000"/>
    </style:style>
    <style:style style:name="Taula1.B14" style:family="table-cell">
      <style:table-cell-properties fo:padding="0.097cm" fo:border-left="0.05pt solid #000000" fo:border-right="none" fo:border-top="none" fo:border-bottom="0.05pt solid #000000"/>
    </style:style>
    <style:style style:name="Tau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5" style:family="table-cell">
      <style:table-cell-properties fo:padding="0.097cm" fo:border-left="0.05pt solid #000000" fo:border-right="none" fo:border-top="none" fo:border-bottom="0.05pt solid #000000"/>
    </style:style>
    <style:style style:name="Taula1.B15" style:family="table-cell">
      <style:table-cell-properties fo:padding="0.097cm" fo:border-left="0.05pt solid #000000" fo:border-right="none" fo:border-top="none" fo:border-bottom="0.05pt solid #000000"/>
    </style:style>
    <style:style style:name="Tau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6" style:family="table-cell">
      <style:table-cell-properties fo:padding="0.097cm" fo:border-left="0.05pt solid #000000" fo:border-right="none" fo:border-top="none" fo:border-bottom="0.05pt solid #000000"/>
    </style:style>
    <style:style style:name="Taula1.B16" style:family="table-cell">
      <style:table-cell-properties fo:padding="0.097cm" fo:border-left="0.05pt solid #000000" fo:border-right="none" fo:border-top="none" fo:border-bottom="0.05pt solid #000000"/>
    </style:style>
    <style:style style:name="Tau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1" fo:font-size="9pt" style:font-size-asian="9pt" style:font-size-complex="9pt"/>
    </style:style>
    <style:style style:name="P2" style:family="paragraph" style:parent-style-name="Table_20_Contents">
      <style:text-properties fo:font-size="10.5pt" style:font-size-asian="12pt"/>
    </style:style>
    <style:style style:name="P3" style:family="paragraph" style:parent-style-name="Numbering_20_1" style:list-style-name="">
      <style:text-properties officeooo:paragraph-rsid="0003e748"/>
    </style:style>
    <style:style style:name="P4" style:family="paragraph" style:parent-style-name="Numbering_20_1" style:list-style-name="">
      <style:text-properties fo:color="#0066b3" officeooo:rsid="0003e748" officeooo:paragraph-rsid="0003e748"/>
    </style:style>
    <style:style style:name="P5" style:family="paragraph" style:parent-style-name="Numbering_20_1" style:list-style-name="Numbering_20_1">
      <style:text-properties fo:color="#0066b3" officeooo:rsid="0003e748" officeooo:paragraph-rsid="00055f5c"/>
    </style:style>
    <style:style style:name="P6" style:family="paragraph" style:parent-style-name="Numbering_20_1" style:list-style-name="Numbering_20_1">
      <style:text-properties fo:color="#0066b3" officeooo:rsid="00055f5c" officeooo:paragraph-rsid="00055f5c"/>
    </style:style>
    <style:style style:name="P7" style:family="paragraph" style:parent-style-name="Numbering_20_1" style:list-style-name="Numbering_20_1">
      <style:text-properties fo:color="#0066b3" officeooo:rsid="00070018" officeooo:paragraph-rsid="00070018"/>
    </style:style>
    <style:style style:name="P8" style:family="paragraph" style:parent-style-name="Numbering_20_1" style:list-style-name="Numbering_20_1">
      <style:text-properties fo:color="#0066b3" officeooo:rsid="0008e218" officeooo:paragraph-rsid="0008e218"/>
    </style:style>
    <style:style style:name="P9" style:family="paragraph" style:parent-style-name="Numbering_20_1" style:list-style-name="">
      <style:text-properties fo:color="#0066b3" officeooo:rsid="00096cee" officeooo:paragraph-rsid="00096cee"/>
    </style:style>
    <style:style style:name="P10" style:family="paragraph" style:parent-style-name="Numbering_20_1" style:list-style-name="">
      <style:text-properties fo:color="#0066b3" officeooo:rsid="000c086c" officeooo:paragraph-rsid="000c086c"/>
    </style:style>
    <style:style style:name="P11" style:family="paragraph" style:parent-style-name="Numbering_20_1" style:list-style-name="Numbering_20_1">
      <style:text-properties fo:color="#0066b3" officeooo:rsid="000e18be" officeooo:paragraph-rsid="000e18be"/>
    </style:style>
    <style:style style:name="P12" style:family="paragraph" style:parent-style-name="Numbering_20_1" style:list-style-name="Numbering_20_1">
      <style:text-properties fo:color="#0066b3" officeooo:rsid="000eb6b0" officeooo:paragraph-rsid="000eb6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5f5c" style:font-weight-asian="bold" style:font-weight-complex="bold"/>
    </style:style>
    <style:style style:name="T3" style:family="text">
      <style:text-properties officeooo:rsid="00055f5c"/>
    </style:style>
    <style:style style:name="T4" style:family="text">
      <style:text-properties officeooo:rsid="00061b02"/>
    </style:style>
    <style:style style:name="T5" style:family="text">
      <style:text-properties officeooo:rsid="000aabf5"/>
    </style:style>
    <style:style style:name="T6" style:family="text">
      <style:text-properties officeooo:rsid="000c086c"/>
    </style:style>
    <style:style style:name="T7" style:family="text">
      <style:text-properties fo:color="#0066b3" officeooo:rsid="0003e748"/>
    </style:style>
    <style:style style:name="T8" style:family="text">
      <style:text-properties fo:color="#0066b3" officeooo:rsid="000c086c"/>
    </style:style>
    <style:style style:name="T9" style:family="text">
      <style:text-properties fo:color="#0066b3" fo:font-weight="bold" officeooo:rsid="0003e74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resentació de la informació</text:h>
      <text:list xml:id="list225469519" text:style-name="Numbering_20_1">
        <text:list-item>
          <text:p text:style-name="Numbering_20_1">Quants Mbps són 40 Gbps?</text:p>
          <text:p text:style-name="P5"><text:s/><text:span text:style-name="T3">40*1000 = </text:span><text:span text:style-name="T2">40000Mbps</text:span></text:p>
        </text:list-item>
        <text:list-item>
          <text:p text:style-name="Numbering_20_1">La primera versió d'Ethernet de 1973 funcionava a 2,94 Mbps. Quants cops més ràpida és l'Ethernet de 10Gbps respecte l'Ethernet original?</text:p>
          <text:p text:style-name="P6">10<text:span text:style-name="T4">Gbps</text:span>*1000 = 10000Mbps</text:p>
          <text:p text:style-name="P6">10000Mbps/2,94Mbps = <text:span text:style-name="T1">3401,360544218 cops més ràpida</text:span></text:p>
        </text:list-item>
        <text:list-item>
          <text:p text:style-name="Numbering_20_1">Tenim un flux de vídeo de 384kbps, quants bytes per segon es transfereixen?</text:p>
          <text:p text:style-name="P7">384kbps * 1000 = 384000bps</text:p>
          <text:p text:style-name="P7">384000bps/8 = <text:span text:style-name="T1">48000Bps</text:span><text:tab/></text:p>
        </text:list-item>
        <text:list-item>
          <text:p text:style-name="Numbering_20_1">Les dades que van des d'una estació de treball d'usuari a un centre de xarxes d'àrea d'emmagatzemament segueix la ruta que es mostra continuació:</text:p>
        </text:list-item>
      </text:list>
      <text:list xml:id="list3649284365" text:style-name="List_20_2">
        <text:list-item>
          <text:p text:style-name="List_20_2">Estació de treball – IDF<text:tab/>Ethernet de 10 Mbps</text:p>
        </text:list-item>
        <text:list-item>
          <text:p text:style-name="List_20_2">IDF – MDF<text:tab/><text:tab/><text:tab/>Ethernet ràpida de 100 Mbps</text:p>
        </text:list-item>
        <text:list-item>
          <text:p text:style-name="List_20_2">MDF – SAN<text:tab/><text:tab/><text:tab/>Ethernet Gigabit de 1000 Mbps</text:p>
        </text:list-item>
      </text:list>
      <text:list xml:id="list131958624924978" text:continue-list="list225469519" text:style-name="Numbering_20_1">
        <text:list-header>
          <text:p text:style-name="Numbering_20_1">Quin és el millor temps de descàrrega estimat perquè aquest usuari descarregui un arxiu de 50MB?</text:p>
          <text:p text:style-name="P8">10Mbps * 1000 = 10000Kbps</text:p>
          <text:p text:style-name="P8">10000Kbps * 1000 = 10000000bps</text:p>
        </text:list-header>
      </text:list>
      <text:p text:style-name="P9"/>
      <text:p text:style-name="P9">50MB * 1000 = 50000KB</text:p>
      <text:p text:style-name="P9">50000KB * 1000 = 50000000B</text:p>
      <text:p text:style-name="P9">50000000B * 8 = <text:span text:style-name="T5">400000000b</text:span></text:p>
      <text:p text:style-name="P10">T = S/BW = <text:span text:style-name="T5">400000000b/10000000bps </text:span>= <text:span text:style-name="T1">40s</text:span></text:p>
      <text:p text:style-name="P9"/>
      <text:list xml:id="list131958335996077" text:continue-numbering="true" text:style-name="Numbering_20_1">
        <text:list-header>
          <text:p text:style-name="P8"/>
        </text:list-header>
        <text:list-item>
          <text:p text:style-name="Numbering_20_1"><text:soft-page-break/>Suposem una tassa de transferència fixa de 100KBps. Quants MB ens hem baixat en 6 hores?</text:p>
          <text:p text:style-name="P11">100KBps / 1000 = 0,1MBps</text:p>
          <text:p text:style-name="P12">0,1 * 60 * 60 * 6 = <text:span text:style-name="T1">2160MB</text:span></text:p>
        </text:list-item>
        <text:list-item>
          <text:p text:style-name="Numbering_20_1">El host A permet una comunicació a 112Kbps i el host B a 1,44Mbps. El tràfic de xarxa passa per un node que treballa a 28Kbps. Calcula el temps de descàrrega que correspondria en enviar de A a B el contingut d'un disquet de 1,44MBytes?</text:p>
        </text:list-item>
      </text:list>
      <text:p text:style-name="P4">28kbps → 28000bps</text:p>
      <text:p text:style-name="P4">1,44MB → 12079595,52bps</text:p>
      <text:p text:style-name="P3"><text:span text:style-name="T7">T = S/</text:span><text:span text:style-name="T8">BW</text:span><text:span text:style-name="T7"> = 12079595,52b / 28000bps = </text:span><text:span text:style-name="T9">434,31s</text:span></text:p>
      <text:list xml:id="list131957808836840" text:continue-numbering="true" text:style-name="Numbering_20_1">
        <text:list-item>
          <text:p text:style-name="Numbering_20_1">Converteix els següents números binaris a base decimal:</text:p>
        </text:list-item>
      </text:list>
      <text:list xml:id="list1491185105" text:style-name="Numbering_20_2">
        <text:list-item>
          <text:p text:style-name="Numbering_20_2">01101011</text:p>
        </text:list-item>
        <text:list-item>
          <text:p text:style-name="Numbering_20_2">10010110</text:p>
        </text:list-item>
        <text:list-item>
          <text:p text:style-name="Numbering_20_2">11101001</text:p>
        </text:list-item>
        <text:list-item>
          <text:p text:style-name="Numbering_20_2">00011011</text:p>
        </text:list-item>
        <text:list-item>
          <text:p text:style-name="Numbering_20_2">01111111</text:p>
        </text:list-item>
        <text:list-item>
          <text:p text:style-name="Numbering_20_2">1110</text:p>
        </text:list-item>
      </text:list>
      <text:list xml:id="list131958481336557" text:continue-list="list131957808836840" text:style-name="Numbering_20_1">
        <text:list-item>
          <text:p text:style-name="Numbering_20_1">Converteix els següents números decimals a binaris:</text:p>
        </text:list-item>
      </text:list>
      <text:list xml:id="list131957784039408" text:continue-list="list1491185105" text:style-name="Numbering_20_2">
        <text:list-item text:start-value="1">
          <text:p text:style-name="Numbering_20_2">123</text:p>
        </text:list-item>
        <text:list-item>
          <text:p text:style-name="Numbering_20_2">202</text:p>
        </text:list-item>
        <text:list-item>
          <text:p text:style-name="Numbering_20_2">67</text:p>
        </text:list-item>
        <text:list-item>
          <text:p text:style-name="Numbering_20_2">7</text:p>
        </text:list-item>
        <text:list-item>
          <text:p text:style-name="Numbering_20_2">252</text:p>
        </text:list-item>
        <text:list-item>
          <text:p text:style-name="Numbering_20_2">91</text:p>
        </text:list-item>
      </text:list>
      <text:list xml:id="list131957871378709" text:continue-list="list131958481336557" text:style-name="Numbering_20_1">
        <text:list-item>
          <text:p text:style-name="Numbering_20_1">Converteix els següents números hexadecimals a decimals:</text:p>
        </text:list-item>
      </text:list>
      <text:list xml:id="list131959345688975" text:continue-list="list131957784039408" text:style-name="Numbering_20_2">
        <text:list-item text:start-value="1">
          <text:p text:style-name="Numbering_20_2">A1B23</text:p>
        </text:list-item>
        <text:list-item>
          <text:p text:style-name="Numbering_20_2">F34D</text:p>
        </text:list-item>
        <text:list-item>
          <text:p text:style-name="Numbering_20_2">D21395F</text:p>
        </text:list-item>
        <text:list-item>
          <text:p text:style-name="Numbering_20_2">8634</text:p>
        </text:list-item>
        <text:list-item>
          <text:p text:style-name="Numbering_20_2">A23E</text:p>
        </text:list-item>
        <text:list-item>
          <text:p text:style-name="Numbering_20_2">FF</text:p>
        </text:list-item>
      </text:list>
      <text:list xml:id="list131958694945959" text:continue-list="list131957871378709" text:style-name="Numbering_20_1">
        <text:list-item>
          <text:p text:style-name="Numbering_20_1">Converteix els següents números decimals a hexadecimals:</text:p>
        </text:list-item>
      </text:list>
      <text:list xml:id="list131958082141770" text:continue-list="list131959345688975" text:style-name="Numbering_20_2">
        <text:list-item text:start-value="1">
          <text:p text:style-name="Numbering_20_2">123</text:p>
        </text:list-item>
        <text:list-item>
          <text:p text:style-name="Numbering_20_2">275954</text:p>
        </text:list-item>
        <text:list-item>
          <text:p text:style-name="Numbering_20_2">68745</text:p>
        </text:list-item>
        <text:list-item>
          <text:p text:style-name="Numbering_20_2">9</text:p>
        </text:list-item>
        <text:list-item>
          <text:p text:style-name="Numbering_20_2">15</text:p>
        </text:list-item>
        <text:list-item>
          <text:p text:style-name="Numbering_20_2">1599</text:p>
        </text:list-item>
      </text:list>
      <text:list xml:id="list131958107402292" text:continue-list="list131958694945959" text:style-name="Numbering_20_1">
        <text:list-item>
          <text:p text:style-name="Numbering_20_1">Completa la següent taula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ext:soft-page-break/>
        <table:table-row>
          <table:table-cell table:style-name="Taula1.A1" office:value-type="string">
            <text:p text:style-name="Table_20_Heading">Decimal</text:p>
          </table:table-cell>
          <table:table-cell table:style-name="Taula1.A1" office:value-type="string">
            <text:p text:style-name="Table_20_Heading">Hexadecimal</text:p>
          </table:table-cell>
          <table:table-cell table:style-name="Taula1.C1" office:value-type="string">
            <text:p text:style-name="Table_20_Heading">Binari</text:p>
          </table:table-cell>
        </table:table-row>
        <table:table-row table:style-name="Taula1.2"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A9</text:p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FF</text:p>
          </table:table-cell>
          <table:table-cell table:style-name="Taula1.C3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BAD</text:p>
          </table:table-cell>
          <table:table-cell table:style-name="Taula1.C4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FA:BA:DA</text:p>
          </table:table-cell>
          <table:table-cell table:style-name="Taula1.C5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A21C8</text:p>
          </table:table-cell>
          <table:table-cell table:style-name="Taula1.C6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53</text:p>
          </table:table-cell>
          <table:table-cell table:style-name="Taula1.B16" office:value-type="string">
            <text:p text:style-name="P2"/>
          </table:table-cell>
          <table:table-cell table:style-name="Taula1.C7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17</text:p>
          </table:table-cell>
          <table:table-cell table:style-name="Taula1.B16" office:value-type="string">
            <text:p text:style-name="P2"/>
          </table:table-cell>
          <table:table-cell table:style-name="Taula1.C8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15</text:p>
          </table:table-cell>
          <table:table-cell table:style-name="Taula1.B16" office:value-type="string">
            <text:p text:style-name="P2"/>
          </table:table-cell>
          <table:table-cell table:style-name="Taula1.C9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9</text:p>
          </table:table-cell>
          <table:table-cell table:style-name="Taula1.B16" office:value-type="string">
            <text:p text:style-name="P2"/>
          </table:table-cell>
          <table:table-cell table:style-name="Taula1.C10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212.65.119.45</text:p>
          </table:table-cell>
          <table:table-cell table:style-name="Taula1.B16" office:value-type="string">
            <text:p text:style-name="P2"/>
          </table:table-cell>
          <table:table-cell table:style-name="Taula1.C11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2" office:value-type="string">
            <text:p text:style-name="P2">10101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3" office:value-type="string">
            <text:p text:style-name="P2">1011101011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4" office:value-type="string">
            <text:p text:style-name="P2">11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5" office:value-type="string">
            <text:p text:style-name="P2">11111100.0011110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6" office:value-type="string">
            <text:p text:style-name="P2">00001100.10000000.11110000.11111111</text:p>
          </table:table-cell>
        </table:table-row>
      </table:table>
      <text:list xml:id="list131958637378987" text:continue-numbering="true" text:style-name="Numbering_20_1">
        <text:list-item>
          <text:p text:style-name="Numbering_20_1">Indica les IP's que mostrem a continuació en el format usual:</text:p>
        </text:list-item>
      </text:list>
      <text:list xml:id="list131959306604515" text:continue-list="list131958082141770" text:style-name="Numbering_20_2">
        <text:list-item text:start-value="1">
          <text:p text:style-name="Numbering_20_2">10011101.01011010.10010010.00010010</text:p>
        </text:list-item>
        <text:list-item>
          <text:p text:style-name="Numbering_20_2">11010010.00010001.01010001.10000010</text:p>
        </text:list-item>
        <text:list-item>
          <text:p text:style-name="Numbering_20_2">10111110.11001000.01001001.00001010</text:p>
        </text:list-item>
        <text:list-item>
          <text:p text:style-name="Numbering_20_2">11101001.00011011.10000000.10100100</text:p>
        </text:list-item>
        <text:list-item>
          <text:p text:style-name="Numbering_20_2">10101010.00110100.11100110.00010111</text:p>
        </text:list-item>
      </text:list>
      <text:list xml:id="list131957639509858" text:continue-list="list131958637378987" text:style-name="Numbering_20_1">
        <text:list-item>
          <text:p text:style-name="Numbering_20_1">Indica el format binari de les següents IP's:</text:p>
        </text:list-item>
      </text:list>
      <text:list xml:id="list131958340613359" text:continue-list="list131959306604515" text:style-name="Numbering_20_2">
        <text:list-item text:start-value="1">
          <text:p text:style-name="Numbering_20_2">192.168.0.46</text:p>
        </text:list-item>
        <text:list-item>
          <text:p text:style-name="Numbering_20_2">213.45.66.3</text:p>
        </text:list-item>
        <text:list-item>
          <text:p text:style-name="Numbering_20_2">255.255.255.0</text:p>
        </text:list-item>
        <text:list-item>
          <text:p text:style-name="Numbering_20_2">116.127.71.3</text:p>
        </text:list-item>
        <text:list-item>
          <text:p text:style-name="Numbering_20_2">194.143.255.255</text:p>
        </text:list-item>
        <text:list-item>
          <text:p text:style-name="Numbering_20_2">12.101.9.16</text:p>
        </text:list-item>
      </text:list>
      <text:list xml:id="list131958425896744" text:continue-list="list131957639509858" text:style-name="Numbering_20_1">
        <text:list-item>
          <text:p text:style-name="Numbering_20_1">Suposem que tenim un ordinador amb una targeta de xarxa amb IP 10.34.23.134. Sabem que la màscara de subxarxa és 255.0.0.0. Quants bits són per a la xarxa i quants per al host? Quin és l'identificador de la xarxa?</text:p>
        </text:list-item>
        <text:list-item>
          <text:p text:style-name="Numbering_20_1">Suposem que tenim un ordinador amb una targeta de xarxa amb IP 192.168.25.46. Sabem que la màscara de subxarxa és 255.255.252.0. Quants bits són per a la xarxa i quants per al host? Quin és l'identificador de la xarxa?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2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1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3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1"/>
      </text:list-level-style-bullet>
      <text:list-level-style-bullet text:level="2" text:style-name="Bullet_20_Symbols" text:bullet-char="">
        <style:list-level-properties/>
        <style:text-properties style:font-name="StarSymbol1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1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1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1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1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1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1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1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1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2</text:text-input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ònica Ramírez Arceda</meta:initial-creator>
    <meta:creation-date>2007-09-23T14:06:49</meta:creation-date>
    <dc:date>2020-04-21T13:15:52.024164435</dc:date>
    <dc:language>ca-ES</dc:language>
    <meta:editing-cycles>30</meta:editing-cycles>
    <meta:editing-duration>PT5H35M19S</meta:editing-duration>
    <meta:document-statistic meta:table-count="1" meta:image-count="0" meta:object-count="0" meta:page-count="3" meta:paragraph-count="90" meta:word-count="501" meta:character-count="2822" meta:non-whitespace-character-count="2465"/>
    <meta:user-defined meta:name="Info 1"/>
    <meta:user-defined meta:name="Info 2"/>
    <meta:user-defined meta:name="Info 3"/>
    <meta:user-defined meta:name="Info 4"/>
  </office:meta>
</office:document-meta>
</file>